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2" style:family="text">
      <style:text-properties fo:font-size="10.00pt" fo:font-weight="normal" fo:font-family="'JetBrains Mono'" style:font-family-asian="'JetBrains Mono'" style:font-family-complex="'JetBrains Mono'" fo:background-color="transparent" fo:color="#d5b778"/>
    </style:style>
    <style:style style:name="T3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4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5" style:family="text">
      <style:text-properties fo:font-size="10.00pt" fo:font-weight="normal" fo:font-family="'JetBrains Mono'" style:font-family-asian="'JetBrains Mono'" style:font-family-complex="'JetBrains Mono'" fo:background-color="transparent" fo:color="#d5b778"/>
    </style:style>
    <style:style style:name="T6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7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8" style:family="text">
      <style:text-properties fo:font-size="10.00pt" fo:font-weight="normal" fo:font-family="'JetBrains Mono'" style:font-family-asian="'JetBrains Mono'" style:font-family-complex="'JetBrains Mono'" fo:background-color="transparent" fo:color="#d5b778"/>
    </style:style>
    <style:style style:name="T9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10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11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12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13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14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5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16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17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8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19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20" style:family="text">
      <style:text-properties fo:font-size="10.00pt" fo:font-weight="normal" fo:font-family="'JetBrains Mono'" style:font-family-asian="'JetBrains Mono'" style:font-family-complex="'JetBrains Mono'" fo:background-color="transparent" fo:color="#d5b778"/>
    </style:style>
    <style:style style:name="T21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22" style:family="text">
      <style:text-properties fo:font-size="10.00pt" fo:font-weight="normal" fo:font-family="'JetBrains Mono'" style:font-family-asian="'JetBrains Mono'" style:font-family-complex="'JetBrains Mono'" fo:background-color="transparent" fo:color="#5c92ff"/>
    </style:style>
    <style:style style:name="T23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24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25" style:family="text">
      <style:text-properties fo:font-size="10.00pt" fo:font-weight="normal" fo:font-family="'JetBrains Mono'" style:font-family-asian="'JetBrains Mono'" style:font-family-complex="'JetBrains Mono'" fo:background-color="transparent" fo:color="#d5b778"/>
    </style:style>
    <style:style style:name="T26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27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28" style:family="text">
      <style:text-properties fo:font-size="10.00pt" fo:font-weight="normal" fo:font-family="'JetBrains Mono'" style:font-family-asian="'JetBrains Mono'" style:font-family-complex="'JetBrains Mono'" fo:background-color="transparent" fo:color="#d5b778"/>
    </style:style>
    <style:style style:name="T29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30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31" style:family="text">
      <style:text-properties fo:font-size="10.00pt" fo:font-weight="normal" fo:font-family="'JetBrains Mono'" style:font-family-asian="'JetBrains Mono'" style:font-family-complex="'JetBrains Mono'" fo:background-color="transparent" fo:color="#d5b778"/>
    </style:style>
    <style:style style:name="T32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33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34" style:family="text">
      <style:text-properties fo:font-size="10.00pt" fo:font-weight="normal" fo:font-family="'JetBrains Mono'" style:font-family-asian="'JetBrains Mono'" style:font-family-complex="'JetBrains Mono'" fo:background-color="transparent" fo:color="#d5b778"/>
    </style:style>
    <style:style style:name="T35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36" style:family="text">
      <style:text-properties fo:font-size="10.00pt" fo:font-weight="normal" fo:font-family="'JetBrains Mono'" style:font-family-asian="'JetBrains Mono'" style:font-family-complex="'JetBrains Mono'" fo:background-color="transparent" fo:color="#d5b778"/>
    </style:style>
    <style:style style:name="T37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38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39" style:family="text">
      <style:text-properties fo:font-size="10.00pt" fo:font-weight="normal" fo:font-family="'JetBrains Mono'" style:font-family-asian="'JetBrains Mono'" style:font-family-complex="'JetBrains Mono'" fo:background-color="transparent" fo:color="#d5b778"/>
    </style:style>
    <style:style style:name="T40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41" style:family="text">
      <style:text-properties fo:font-size="10.00pt" fo:font-weight="normal" fo:font-family="'JetBrains Mono'" style:font-family-asian="'JetBrains Mono'" style:font-family-complex="'JetBrains Mono'" fo:background-color="transparent" fo:color="#d5b778"/>
    </style:style>
    <style:style style:name="T42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43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44" style:family="text">
      <style:text-properties fo:font-size="10.00pt" fo:font-weight="normal" fo:font-family="'JetBrains Mono'" style:font-family-asian="'JetBrains Mono'" style:font-family-complex="'JetBrains Mono'" fo:background-color="transparent" fo:color="#d5b778"/>
    </style:style>
    <style:style style:name="T45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46" style:family="text">
      <style:text-properties fo:font-size="10.00pt" fo:font-weight="normal" fo:font-family="'JetBrains Mono'" style:font-family-asian="'JetBrains Mono'" style:font-family-complex="'JetBrains Mono'" fo:background-color="transparent" fo:color="#d5b778"/>
    </style:style>
    <style:style style:name="T47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48" style:family="text">
      <style:text-properties fo:font-size="10.00pt" fo:font-weight="normal" fo:font-family="'JetBrains Mono'" style:font-family-asian="'JetBrains Mono'" style:font-family-complex="'JetBrains Mono'" fo:background-color="transparent" fo:color="#d5b778"/>
    </style:style>
    <style:style style:name="T49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50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51" style:family="text">
      <style:text-properties fo:font-size="10.00pt" fo:font-weight="normal" fo:font-family="'JetBrains Mono'" style:font-family-asian="'JetBrains Mono'" style:font-family-complex="'JetBrains Mono'" fo:background-color="transparent" fo:color="#d5b778"/>
    </style:style>
    <style:style style:name="T52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53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54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55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56" style:family="text">
      <style:text-properties fo:font-size="10.00pt" fo:font-weight="normal" fo:font-family="'JetBrains Mono'" style:font-family-asian="'JetBrains Mono'" style:font-family-complex="'JetBrains Mono'" fo:background-color="transparent" fo:color="#d5b778"/>
    </style:style>
    <style:style style:name="T57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58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59" style:family="text">
      <style:text-properties fo:font-size="10.00pt" fo:font-weight="normal" fo:font-family="'JetBrains Mono'" style:font-family-asian="'JetBrains Mono'" style:font-family-complex="'JetBrains Mono'" fo:background-color="transparent" fo:color="#d5b778"/>
    </style:style>
    <style:style style:name="T60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61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62" style:family="text">
      <style:text-properties fo:font-size="10.00pt" fo:font-weight="normal" fo:font-family="'JetBrains Mono'" style:font-family-asian="'JetBrains Mono'" style:font-family-complex="'JetBrains Mono'" fo:background-color="transparent" fo:color="#d5b778"/>
    </style:style>
    <style:style style:name="T63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64" style:family="text">
      <style:text-properties fo:font-size="10.00pt" fo:font-weight="normal" fo:font-family="'JetBrains Mono'" style:font-family-asian="'JetBrains Mono'" style:font-family-complex="'JetBrains Mono'" fo:background-color="transparent" fo:color="#d5b778"/>
    </style:style>
    <style:style style:name="T65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66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67" style:family="text">
      <style:text-properties fo:font-size="10.00pt" fo:font-weight="normal" fo:font-family="'JetBrains Mono'" style:font-family-asian="'JetBrains Mono'" style:font-family-complex="'JetBrains Mono'" fo:background-color="transparent" fo:color="#d5b778"/>
    </style:style>
    <style:style style:name="T68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69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70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71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72" style:family="text">
      <style:text-properties fo:font-size="10.00pt" fo:font-weight="normal" fo:font-family="'JetBrains Mono'" style:font-family-asian="'JetBrains Mono'" style:font-family-complex="'JetBrains Mono'" fo:background-color="transparent" fo:color="#d5b778"/>
    </style:style>
    <style:style style:name="T73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74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75" style:family="text">
      <style:text-properties fo:font-size="10.00pt" fo:font-weight="normal" fo:font-family="'JetBrains Mono'" style:font-family-asian="'JetBrains Mono'" style:font-family-complex="'JetBrains Mono'" fo:background-color="transparent" fo:color="#d5b778"/>
    </style:style>
    <style:style style:name="T76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77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78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79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80" style:family="text">
      <style:text-properties fo:font-size="10.00pt" fo:font-weight="normal" fo:font-family="'JetBrains Mono'" style:font-family-asian="'JetBrains Mono'" style:font-family-complex="'JetBrains Mono'" fo:background-color="transparent" fo:color="#d5b778"/>
    </style:style>
    <style:style style:name="T81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82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83" style:family="text">
      <style:text-properties fo:font-size="10.00pt" fo:font-weight="normal" fo:font-family="'JetBrains Mono'" style:font-family-asian="'JetBrains Mono'" style:font-family-complex="'JetBrains Mono'" fo:background-color="transparent" fo:color="#d5b778"/>
    </style:style>
    <style:style style:name="T84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85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86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87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88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89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90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91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92" style:family="text">
      <style:text-properties fo:font-size="10.00pt" fo:font-weight="normal" fo:font-family="'JetBrains Mono'" style:font-family-asian="'JetBrains Mono'" style:font-family-complex="'JetBrains Mono'" fo:background-color="transparent" fo:color="#d5b778"/>
    </style:style>
    <style:style style:name="T93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94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95" style:family="text">
      <style:text-properties fo:font-size="10.00pt" fo:font-weight="normal" fo:font-family="'JetBrains Mono'" style:font-family-asian="'JetBrains Mono'" style:font-family-complex="'JetBrains Mono'" fo:background-color="transparent" fo:color="#d5b778"/>
    </style:style>
    <style:style style:name="T96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97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98" style:family="text">
      <style:text-properties fo:font-size="10.00pt" fo:font-weight="normal" fo:font-family="'JetBrains Mono'" style:font-family-asian="'JetBrains Mono'" style:font-family-complex="'JetBrains Mono'" fo:background-color="transparent" fo:color="#c77dbb"/>
    </style:style>
    <style:style style:name="T99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100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101" style:family="text">
      <style:text-properties fo:font-size="10.00pt" fo:font-weight="normal" fo:font-family="'JetBrains Mono'" style:font-family-asian="'JetBrains Mono'" style:font-family-complex="'JetBrains Mono'" fo:background-color="transparent" fo:color="#c77dbb"/>
    </style:style>
    <style:style style:name="T102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103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104" style:family="text">
      <style:text-properties fo:font-size="10.00pt" fo:font-weight="normal" fo:font-family="'JetBrains Mono'" style:font-family-asian="'JetBrains Mono'" style:font-family-complex="'JetBrains Mono'" fo:background-color="transparent" fo:color="#c77dbb"/>
    </style:style>
    <style:style style:name="T105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106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107" style:family="text">
      <style:text-properties fo:font-size="10.00pt" fo:font-weight="normal" fo:font-family="'JetBrains Mono'" style:font-family-asian="'JetBrains Mono'" style:font-family-complex="'JetBrains Mono'" fo:background-color="transparent" fo:color="#c77dbb"/>
    </style:style>
    <style:style style:name="T108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109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110" style:family="text">
      <style:text-properties fo:font-size="10.00pt" fo:font-weight="normal" fo:font-family="'JetBrains Mono'" style:font-family-asian="'JetBrains Mono'" style:font-family-complex="'JetBrains Mono'" fo:background-color="transparent" fo:color="#c77dbb"/>
    </style:style>
    <style:style style:name="T111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112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113" style:family="text">
      <style:text-properties fo:font-size="10.00pt" fo:font-weight="normal" fo:font-family="'JetBrains Mono'" style:font-family-asian="'JetBrains Mono'" style:font-family-complex="'JetBrains Mono'" fo:background-color="transparent" fo:color="#c77dbb"/>
    </style:style>
    <style:style style:name="T114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115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116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117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118" style:family="text">
      <style:text-properties fo:font-size="10.00pt" fo:font-weight="normal" fo:font-family="'JetBrains Mono'" style:font-family-asian="'JetBrains Mono'" style:font-family-complex="'JetBrains Mono'" fo:background-color="transparent" fo:color="#d5b778"/>
    </style:style>
    <style:style style:name="T119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120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121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122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123" style:family="text">
      <style:text-properties fo:font-size="10.00pt" fo:font-weight="normal" fo:font-family="'JetBrains Mono'" style:font-family-asian="'JetBrains Mono'" style:font-family-complex="'JetBrains Mono'" fo:background-color="transparent" fo:color="#bababa"/>
    </style:style>
    <style:style style:name="T124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125" style:family="text">
      <style:text-properties fo:font-size="10.00pt" fo:font-weight="normal" fo:font-family="'JetBrains Mono'" style:font-family-asian="'JetBrains Mono'" style:font-family-complex="'JetBrains Mono'" fo:background-color="transparent" fo:color="#d5b778"/>
    </style:style>
    <style:style style:name="T126" style:family="text">
      <style:text-properties fo:font-size="10.00pt" fo:font-weight="normal" fo:font-family="'JetBrains Mono'" style:font-family-asian="'JetBrains Mono'" style:font-family-complex="'JetBrains Mono'" fo:background-color="transparent" fo:color="#d5b778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&lt;!-- component --&gt;<text:line-break/></text:span><text:span text:style-name="T2">&lt;header<text:s/></text:span><text:span text:style-name="T3">role</text:span><text:span text:style-name="T4">="banner"</text:span><text:span text:style-name="T5">&gt;<text:line-break/><text:s text:c="4"/>&lt;nav<text:s/></text:span><text:span text:style-name="T6">class</text:span><text:span text:style-name="T7">="bg-white shadow"</text:span><text:span text:style-name="T8">&gt;<text:line-break/><text:s text:c="4"/>&lt;/nav&gt;<text:line-break/><text:line-break/><text:s text:c="4"/>&lt;div<text:s/></text:span><text:span text:style-name="T9">class</text:span><text:span text:style-name="T10">="w-full bg-cover bg-center mt-5<text:s text:c="2"/>"<text:s/></text:span><text:span text:style-name="T11">style</text:span><text:span text:style-name="T12">="</text:span><text:span text:style-name="T13">height</text:span><text:span text:style-name="T14">:</text:span><text:span text:style-name="T15">20</text:span><text:span text:style-name="T16">rem</text:span><text:span text:style-name="T17">;<text:s/></text:span><text:span text:style-name="T18">background-image</text:span><text:span text:style-name="T19">:</text:span><text:span text:style-name="T20">url</text:span><text:span text:style-name="T21">(</text:span><text:span text:style-name="T22">https://images.unsplash.com/photo-1614713568397-b31b779d0498?ixlib=rb-4.0.3&amp;ixid=M3wxMjA3fDB8MHxwaG90by1wYWdlfHx8fGVufDB8fHx8fA%3D%3D&amp;auto=format&amp;fit=crop&amp;w=2025&amp;q=80</text:span><text:span text:style-name="T23">);</text:span><text:span text:style-name="T24">"</text:span><text:span text:style-name="T25">&gt;<text:line-break/><text:s text:c="8"/>&lt;div<text:s/></text:span><text:span text:style-name="T26">class</text:span><text:span text:style-name="T27">="flex items-center justify-center h-full w-full bg-gray-900 bg-opacity-50"</text:span><text:span text:style-name="T28">&gt;<text:line-break/><text:s text:c="12"/>&lt;div<text:s/></text:span><text:span text:style-name="T29">class</text:span><text:span text:style-name="T30">="text-center"</text:span><text:span text:style-name="T31">&gt;<text:line-break/><text:s text:c="16"/>&lt;h1<text:s/></text:span><text:span text:style-name="T32">class</text:span><text:span text:style-name="T33">="text-white text-2xl font-semibold uppercase md:text-3xl"</text:span><text:span text:style-name="T34">&gt;<text:s/></text:span><text:span text:style-name="T35">Bowling Ce<text:s/></text:span><text:span text:style-name="T36">&lt;span<text:s/></text:span><text:span text:style-name="T37">class</text:span><text:span text:style-name="T38">="underline text-[#ae70ff]"</text:span><text:span text:style-name="T39">&gt;</text:span><text:span text:style-name="T40">Mercredi !</text:span><text:span text:style-name="T41">&lt;/span&gt;&lt;/h1&gt;<text:line-break/><text:s text:c="16"/>&lt;button<text:s/></text:span><text:span text:style-name="T42">class</text:span><text:span text:style-name="T43">="mt-4 px-4 py-2 bg-[#ae70ff] text-white text-sm uppercase font-medium rounded hover:bg-blue-500 focus:outline-none"</text:span><text:span text:style-name="T44">&gt;</text:span><text:span text:style-name="T45">Participer</text:span><text:span text:style-name="T46">&lt;/button&gt;<text:line-break/><text:s text:c="12"/>&lt;/div&gt;<text:line-break/><text:s text:c="8"/>&lt;/div&gt;<text:line-break/><text:s text:c="4"/>&lt;/div&gt;<text:line-break/>&lt;/header&gt;</text:span></text:p>
      <text:p text:style-name="P1"><text:span text:style-name="T46"/></text:p>
      <text:p text:style-name="P1"><text:span text:style-name="T46"/></text:p>
      <text:p text:style-name="P1"><text:span text:style-name="T46"/></text:p>
      <text:p text:style-name="P1"><text:span text:style-name="T46"/></text:p>
      <text:p text:style-name="P1"><text:span text:style-name="T46"/></text:p>
      <text:p text:style-name="P2"><text:span text:style-name="T47">&lt;!-- component --&gt;<text:line-break/></text:span><text:span text:style-name="T48">&lt;main<text:s/></text:span><text:span text:style-name="T49">class</text:span><text:span text:style-name="T50">="grid min-h-screen w-full place-content-center bg-[#F5EFED]"</text:span><text:span text:style-name="T51">&gt;<text:line-break/><text:s text:c="4"/>&lt;div<text:s/></text:span><text:span text:style-name="T52">x-data</text:span><text:span text:style-name="T53">="imageSlider"<text:s/></text:span><text:span text:style-name="T54">class</text:span><text:span text:style-name="T55">=""</text:span><text:span text:style-name="T56">&gt;<text:line-break/><text:s text:c="8"/>&lt;div<text:s/></text:span><text:span text:style-name="T57">class</text:span><text:span text:style-name="T58">="absolute right-5 top-5 z-10 rounded-full bg-gray-600 px-2 text-center text-sm text-white"</text:span><text:span text:style-name="T59">&gt;<text:line-break/><text:s text:c="12"/>&lt;span<text:s/></text:span><text:span text:style-name="T60">x-text</text:span><text:span text:style-name="T61">="currentIndex"</text:span><text:span text:style-name="T62">&gt;&lt;/span&gt;</text:span><text:span text:style-name="T63">/</text:span><text:span text:style-name="T64">&lt;span<text:s/></text:span><text:span text:style-name="T65">x-text</text:span><text:span text:style-name="T66">="images.length"</text:span><text:span text:style-name="T67">&gt;&lt;/span&gt;<text:line-break/><text:s text:c="8"/>&lt;/div&gt;<text:line-break/><text:line-break/><text:s text:c="8"/>&lt;button<text:s/></text:span><text:span text:style-name="T68">@click</text:span><text:span text:style-name="T69">="previous()"<text:s/></text:span><text:span text:style-name="T70">class</text:span><text:span text:style-name="T71">="absolute left-5 top-1/2 z-10 flex h-11 w-11 -translate-y-1/2 items-center justify-center rounded-full bg-gray-100 shadow-md"</text:span><text:span text:style-name="T72">&gt;<text:line-break/><text:s text:c="12"/>&lt;i<text:s/></text:span><text:span text:style-name="T73">class</text:span><text:span text:style-name="T74">="fas fa-chevron-left text-2xl font-bold text-gray-500"</text:span><text:span text:style-name="T75">&gt;&lt;/i&gt;<text:line-break/><text:s text:c="8"/>&lt;/button&gt;<text:line-break/><text:line-break/><text:s text:c="8"/>&lt;button<text:s/></text:span><text:span text:style-name="T76">@click</text:span><text:span text:style-name="T77">="forward()"<text:s/></text:span><text:span text:style-name="T78">class</text:span><text:span text:style-name="T79">="absolute right-5 top-1/2 z-10 flex h-11 w-11 -translate-y-1/2 items-center justify-center rounded-full bg-gray-100 shadow-md"</text:span><text:span text:style-name="T80">&gt;<text:line-break/><text:s text:c="12"/>&lt;i<text:s/></text:span><text:span text:style-name="T81">class</text:span><text:span text:style-name="T82">="fas fa-chevron-right text-2xl font-bold text-gray-500"</text:span><text:span text:style-name="T83">&gt;&lt;/i&gt;<text:line-break/><text:s text:c="8"/>&lt;/button&gt;<text:line-break/><text:line-break/><text:s text:c="8"/>&lt;div<text:s/></text:span><text:span text:style-name="T84">class</text:span><text:span text:style-name="T85">="relative h-80"<text:s/></text:span><text:span text:style-name="T86">style</text:span><text:span text:style-name="T87">="</text:span><text:span text:style-name="T88">width</text:span><text:span text:style-name="T89">:<text:s/></text:span><text:span text:style-name="T90">50</text:span><text:span text:style-name="T91">rem"</text:span><text:span text:style-name="T92">&gt;<text:line-break/><text:s text:c="12"/>&lt;template<text:s/></text:span><text:span text:style-name="T93">x-for</text:span><text:span text:style-name="T94">="(image, index) in images"</text:span><text:span text:style-name="T95">&gt;<text:line-break/><text:s text:c="16"/>&lt;div<text:s/></text:span><text:span text:style-name="T96">x-show</text:span><text:span text:style-name="T97">="currentIndex == index + 1"<text:s/></text:span><text:span text:style-name="T98">x-transition</text:span><text:span text:style-name="T99">:enter</text:span><text:span text:style-name="T100">="transition transform duration-300"<text:s/></text:span><text:span text:style-name="T101">x-transition</text:span><text:span text:style-name="T102">:enter-start</text:span><text:span text:style-name="T103">="opacity-0"<text:s/></text:span><text:span text:style-name="T104">x-transition</text:span><text:span text:style-name="T105">:enter-end</text:span><text:span text:style-name="T106">="opacity-100"<text:s/></text:span><text:span text:style-name="T107">x-transition</text:span><text:span text:style-name="T108">:leave</text:span><text:span text:style-name="T109">="transition transform duration-300"<text:s/></text:span><text:span text:style-name="T110">x-transition</text:span><text:span text:style-name="T111">:leave-start</text:span><text:span text:style-name="T112">="opacity-100"<text:s/></text:span><text:span text:style-name="T113">x-transition</text:span><text:span text:style-name="T114">:leave-end</text:span><text:span text:style-name="T115">="opacity-0"<text:s/></text:span><text:span text:style-name="T116">class</text:span><text:span text:style-name="T117">="absolute top-0"</text:span><text:span text:style-name="T118">&gt;<text:line-break/><text:s text:c="20"/>&lt;img<text:s/></text:span><text:span text:style-name="T119">:src</text:span><text:span text:style-name="T120">="image"<text:s/></text:span><text:span text:style-name="T121">alt</text:span><text:span text:style-name="T122">="image"<text:s/></text:span><text:span text:style-name="T123">class</text:span><text:span text:style-name="T124">="rounded-sm"<text:s/></text:span><text:span text:style-name="T125">/&gt;<text:line-break/><text:s text:c="16"/>&lt;/div&gt;<text:line-break/><text:s text:c="12"/>&lt;/template&gt;<text:line-break/><text:s text:c="8"/>&lt;/div&gt;<text:line-break/><text:s text:c="4"/>&lt;/div&gt;<text:line-break/>&lt;/main&gt;</text:span></text:p>
      <text:p text:style-name="P3"><text:span text:style-name="T126"/></text:p>
      <text:p text:style-name="P3"><text:span text:style-name="T12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